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106cm" table:align="margins"/>
    </style:style>
    <style:style style:name="Table1.A" style:family="table-column">
      <style:table-column-properties style:column-width="9.701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8pt" fo:language="en" fo:country="US" style:font-size-asian="8pt" style:font-size-complex="8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18pt" fo:language="en" fo:country="US" fo:font-weight="bold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488482" style:font-size-asian="18pt" style:font-size-complex="18pt"/>
    </style:style>
    <style:style style:name="T12" style:family="text">
      <style:text-properties fo:font-style="italic"/>
    </style:style>
    <style:style style:name="T13" style:family="text">
      <style:text-properties fo:font-style="italic" officeooo:rsid="00240289"/>
    </style:style>
    <style:style style:name="T14" style:family="text">
      <style:text-properties fo:font-style="italic" officeooo:rsid="004d06ff"/>
    </style:style>
    <style:style style:name="T15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b263a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a6561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b0bd4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officeooo:rsid="0047a2ab"/>
    </style:style>
    <style:style style:name="T27" style:family="text">
      <style:text-properties officeooo:rsid="004de9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6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9">eProsima </text:span><text:span text:style-name="T10">RPC</text:span><text:span text:style-name="T9"> v</text:span><text:span text:style-name="T9"><text:text-input text:description="VERSION">0.0.0</text:text-input></text:span></text:p>
          </table:table-cell>
          <table:table-cell table:style-name="Table1.A1" office:value-type="string">
            <text:p text:style-name="P2"><text:span text:style-name="T7">Email: </text:span><text:a xlink:type="simple" xlink:href="mailto:support@eprosima.com"><text:span text:style-name="T7">support@eprosima.com</text:span></text:a><text:span text:style-name="T7"><text:line-break/></text:span><text:span text:style-name="T8">Phone: +34 91 804 34 48<text:line-break/></text:span><text:a xlink:type="simple" xlink:href="http://www.eprosima.com/"><text:span text:style-name="T7">www.eprosima.com</text:span></text:a></text:p>
          </table:table-cell>
        </table:table-row>
      </table:table>
      <text:p text:style-name="P3"/>
      <text:p text:style-name="P6"><text:span text:style-name="T17">To install </text:span><text:span text:style-name="T21">eProsima </text:span><text:span text:style-name="T22">RPC</text:span><text:span text:style-name="T15"> </text:span><text:span text:style-name="T17">read the </text:span><text:a xlink:type="simple" xlink:href="../doc/pdf/RPC%20-%20Installation%20Manual.pdf"><text:span text:style-name="T18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17">To start using </text:span><text:span text:style-name="T21">eProsim</text:span><text:span text:style-name="T25">a </text:span><text:span text:style-name="T22">RPC</text:span><text:span text:style-name="T15"> </text:span><text:span text:style-name="T16">read the</text:span><text:span text:style-name="T19"> </text:span><text:a xlink:type="simple" xlink:href="../doc/pdf/RPC%20-%20DDS%20-%20User%20Manual.pdf"><text:span text:style-name="T18">RPC over </text:span></text:a><text:a xlink:type="simple" xlink:href="../doc/pdf/RPC%20-%20DDS%20-%20User%20Manual.pdf"><text:span text:style-name="T20">DDS</text:span></text:a><text:a xlink:type="simple" xlink:href="../doc/pdf/RPC%20-%20DDS%20-%20User%20Manual.pdf"><text:span text:style-name="T18"> 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/>
      <text:p text:style-name="P5">Copyright © 2013 eProsima. All rights reserved.</text:p>
      <text:p text:style-name="P4">This copy of <text:span text:style-name="T12">eProsima </text:span><text:span text:style-name="T13">RPC</text:span> is licensed to you under the terms described in the <text:span text:style-name="T27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5-03T21:28:57.874734308</dc:date>
    <meta:editing-duration>PT46M12S</meta:editing-duration>
    <meta:editing-cycles>91</meta:editing-cycles>
    <meta:generator>LibreOffice/4.2.3.3$Linux_X86_64 LibreOffice_project/420m0$Build-3</meta:generator>
    <meta:document-statistic meta:table-count="1" meta:image-count="1" meta:object-count="0" meta:page-count="1" meta:paragraph-count="9" meta:word-count="117" meta:character-count="719" meta:non-whitespace-character-count="613"/>
  </office:meta>
</office:document-meta>
</file>